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4cfc" officeooo:paragraph-rsid="00024cfc"/>
    </style:style>
    <style:style style:name="P2" style:family="paragraph" style:parent-style-name="Standard">
      <style:text-properties officeooo:rsid="00024d9b" officeooo:paragraph-rsid="00024d9b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>
      <style:text-properties fo:language="en" fo:country="US" officeooo:rsid="00024d9b" officeooo:paragraph-rsid="00024d9b"/>
    </style:style>
    <style:style style:name="P5" style:family="paragraph" style:parent-style-name="Standard">
      <style:text-properties officeooo:paragraph-rsid="00037a45"/>
    </style:style>
    <style:style style:name="P6" style:family="paragraph" style:parent-style-name="Standard">
      <style:text-properties officeooo:rsid="00037a45" officeooo:paragraph-rsid="00037a45"/>
    </style:style>
    <style:style style:name="T1" style:family="text">
      <style:text-properties officeooo:rsid="00024cfc"/>
    </style:style>
    <style:style style:name="T2" style:family="text">
      <style:text-properties fo:font-weight="bold"/>
    </style:style>
    <style:style style:name="T3" style:family="text">
      <style:text-properties fo:font-weight="bold" officeooo:rsid="00037a45"/>
    </style:style>
    <style:style style:name="T4" style:family="text">
      <style:text-properties fo:language="en" fo:country="US" officeooo:rsid="00037a45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Sg = </text:span>A specific gravity of 1.020 is <text:span text:style-name="Emphasis">a normal specific gravity</text:span>. This means a person is adequately hydrated. A normal specific gravity ranges between 1.005 and 1.030.</text:p>
      <text:p text:style-name="Standard"/>
      <text:p text:style-name="Standard"/>
      <text:p text:style-name="Standard"><text:span text:style-name="T1">BP = </text:span>high <text:span text:style-name="Emphasis">blood pressure</text:span> affects your kidneys, the risk factors for developing chronic <text:span text:style-name="Emphasis">kidney</text:span> disease, treatment, and what you can do to stay healthy.</text:p>
      <text:p text:style-name="Standard"/>
      <text:p text:style-name="P1">Al = Stadium der Krankheit?</text:p>
      <text:p text:style-name="P1"/>
      <text:p text:style-name="P2">Su = Schlaganfälle</text:p>
      <text:p text:style-name="P2"/>
      <text:p text:style-name="P4">RBC=<text:span text:style-name="T2">red blood cell</text:span> </text:p>
      <text:p text:style-name="P4"/>
      <text:p text:style-name="P5"><text:span text:style-name="T4">pc = </text:span>polycystin proteins</text:p>
      <text:p text:style-name="P5"/>
      <text:p text:style-name="P5"/>
      <text:section text:style-name="Sect1" text:name="_-CPLZae7MseKi-gP89u4-As_31">
        <text:section text:style-name="Sect1" text:name="-CPLZae7MseKi-gP89u4-As__10">
          <text:p text:style-name="P3"><text:span text:style-name="T3">Pcc = </text:span><text:span text:style-name="T2">Prothrombin complex concentrate</text:span> comes from the process of ion-exchange chromatography from the cryoprecipitate supernatant of large plasma pools and after removal of antithrombin and factor XI.</text:p>
        </text:section>
      </text:section>
      <text:p text:style-name="P5"/>
      <text:p text:style-name="P6">ba = plasma fragmente im uri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13T08:38:38.576506508</meta:creation-date>
    <dc:date>2024-02-13T09:50:03.690708150</dc:date>
    <meta:editing-duration>PT11M3S</meta:editing-duration>
    <meta:editing-cycles>1</meta:editing-cycles>
    <meta:document-statistic meta:table-count="0" meta:image-count="0" meta:object-count="0" meta:page-count="1" meta:paragraph-count="8" meta:word-count="102" meta:character-count="630" meta:non-whitespace-character-count="535"/>
    <meta:generator>LibreOffice/6.4.7.2$Linux_X86_64 LibreOffice_project/40$Build-2</meta:generator>
  </office:meta>
</office:document-meta>
</file>